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c0c0c0" fo:min-height="1.48cm"/>
    </style:style>
    <style:style style:name="gr6" style:family="graphic" style:parent-style-name="standard">
      <style:graphic-properties draw:stroke="none" draw:fill="none" fo:min-height="10.946cm"/>
    </style:style>
    <style:style style:name="gr7" style:family="graphic" style:parent-style-name="standard">
      <style:graphic-properties draw:stroke="none" draw:fill="none" fo:min-height="3.804cm"/>
    </style:style>
    <style:style style:name="gr8" style:family="graphic" style:parent-style-name="standard">
      <style:graphic-properties draw:stroke="none" draw:fill="none" fo:min-height="1.48cm"/>
    </style:style>
    <style:style style:name="gr9" style:family="graphic" style:parent-style-name="standard">
      <style:graphic-properties draw:stroke="none" draw:fill="none" fo:min-height="13.147cm"/>
    </style:style>
    <style:style style:name="gr10" style:family="graphic" style:parent-style-name="standard">
      <style:graphic-properties draw:stroke="none" draw:fill="none" fo:min-height="3.947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style:use-window-font-color="true" fo:font-family="'DejaVu Sans'" style:font-family-generic="swiss" style:font-pitch="variable" fo:font-size="200pt" fo:font-weight="normal" style:font-size-asian="200pt" style:font-weight-asian="normal" style:font-size-complex="200pt" style:font-weight-complex="normal"/>
    </style:style>
    <style:style style:name="P2" style:family="paragraph">
      <style:text-properties style:use-window-font-color="true" fo:font-family="'Standard Symbols L'" style:font-pitch="variable" style:font-charset="x-symbol" fo:font-size="200pt" fo:font-weight="normal" style:font-size-asian="200pt" style:font-weight-asian="normal" style:font-size-complex="200pt" style:font-weight-complex="normal"/>
    </style:style>
    <style:style style:name="P3" style:family="paragraph">
      <style:paragraph-properties fo:text-align="center"/>
      <style:text-properties fo:font-family="'DejaVu Sans Mono'" style:font-family-generic="swiss" style:font-pitch="fixed" fo:font-size="36pt" style:font-size-asian="36pt" style:font-size-complex="36pt"/>
    </style:style>
    <style:style style:name="P4" style:family="paragraph">
      <style:text-properties style:use-window-font-color="true" fo:font-family="'DejaVu Sans Mono'" style:font-family-generic="swiss" style:font-pitch="fixed" fo:font-size="120pt" fo:font-weight="bold" style:font-size-asian="120pt" style:font-weight-asian="bold" style:font-size-complex="120pt" style:font-weight-complex="bold"/>
    </style:style>
    <style:style style:name="P5" style:family="paragraph">
      <style:text-properties style:use-window-font-color="true" fo:font-family="'DejaVu Sans Mono'" style:font-family-generic="swiss" style:font-pitch="fixed" fo:font-size="96pt" fo:font-weight="bold" style:font-size-asian="96pt" style:font-weight-asian="bold" style:font-size-complex="96pt" style:font-weight-complex="bold"/>
    </style:style>
    <style:style style:name="P6" style:family="paragraph">
      <style:paragraph-properties fo:text-align="center"/>
      <style:text-properties fo:font-family="'DejaVu Sans Mono'" style:font-family-generic="swiss" style:font-pitch="fixed" fo:font-size="36pt" style:font-size-asian="36pt" style:font-size-complex="36pt"/>
    </style:style>
    <style:style style:name="P7" style:family="paragraph">
      <style:paragraph-properties fo:text-align="center"/>
      <style:text-properties style:use-window-font-color="true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style:style style:name="P8" style:family="paragraph">
      <style:paragraph-properties fo:text-align="center"/>
      <style:text-properties fo:color="#996633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use-window-font-color="true" fo:font-family="'DejaVu Sans'" style:font-family-generic="swiss" style:font-pitch="variable" fo:font-size="96pt" fo:font-weight="normal" style:font-size-asian="96pt" style:font-weight-asian="normal" style:font-size-complex="96pt" style:font-weight-complex="normal"/>
    </style:style>
    <style:style style:name="P11" style:family="paragraph">
      <style:paragraph-properties fo:text-align="center"/>
      <style:text-properties fo:font-family="'DejaVu Sans Mono'" style:font-family-generic="swiss" style:font-pitch="fixed" fo:font-size="96pt" style:font-size-asian="96pt" style:font-size-complex="96pt"/>
    </style:style>
    <style:style style:name="P12" style:family="paragraph">
      <style:paragraph-properties fo:text-align="center"/>
      <style:text-properties style:use-window-font-color="true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style:style style:name="T1" style:family="text">
      <style:text-properties style:use-window-font-color="true" fo:font-family="'DejaVu Sans'" style:font-family-generic="swiss" style:font-pitch="variable" fo:font-size="200pt" style:font-size-asian="200pt" style:font-size-complex="200pt"/>
    </style:style>
    <style:style style:name="T2" style:family="text">
      <style:text-properties style:use-window-font-color="true" fo:font-family="'Standard Symbols L'" style:font-pitch="variable" style:font-charset="x-symbol" fo:font-size="200pt" style:font-size-asian="200pt" style:font-size-complex="200pt"/>
    </style:style>
    <style:style style:name="T3" style:family="text">
      <style:text-properties fo:color="#c0c0c0" fo:font-family="'DejaVu Sans Mono'" style:font-family-generic="swiss" style:font-pitch="fixed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'DejaVu Sans Mono'" style:font-family-generic="swiss" style:font-pitch="fixed" fo:font-size="36pt" style:font-size-asian="36pt" style:font-size-complex="36pt"/>
    </style:style>
    <style:style style:name="T5" style:family="text">
      <style:text-properties fo:color="#996633" fo:font-family="'DejaVu Sans Mono'" style:font-family-generic="swiss" style:font-pitch="fixed" fo:font-size="36pt" style:font-size-asian="36pt" style:font-size-complex="36pt"/>
    </style:style>
    <style:style style:name="T6" style:family="text">
      <style:text-properties fo:color="#0099ff" fo:font-family="'DejaVu Sans Mono'" style:font-family-generic="swiss" style:font-pitch="fixed" fo:font-size="36pt" style:font-size-asian="36pt" style:font-size-complex="36pt"/>
    </style:style>
    <style:style style:name="T7" style:family="text">
      <style:text-properties style:use-window-font-color="true" fo:font-family="'DejaVu Sans Mono'" style:font-family-generic="swiss" style:font-pitch="fixed" fo:font-weight="bold" style:font-weight-asian="bold" style:font-weight-complex="bold"/>
    </style:style>
    <style:style style:name="T8" style:family="text">
      <style:text-properties style:use-window-font-color="true" fo:font-family="'DejaVu Sans Mono'" style:font-family-generic="swiss" style:font-pitch="fixed" fo:font-size="120pt" fo:font-weight="bold" style:font-size-asian="120pt" style:font-weight-asian="bold" style:font-size-complex="120pt" style:font-weight-complex="bold"/>
    </style:style>
    <style:style style:name="T9" style:family="text">
      <style:text-properties style:use-window-font-color="true" fo:font-family="'DejaVu Sans Mono'" style:font-family-generic="swiss" style:font-pitch="fixed" fo:font-size="36pt" style:font-size-asian="36pt" style:font-size-complex="36pt"/>
    </style:style>
    <style:style style:name="T10" style:family="text">
      <style:text-properties fo:color="#0099ff" fo:font-family="'DejaVu Sans Mono'" style:font-family-generic="swiss" style:font-pitch="fixed" fo:font-size="36pt" style:font-size-asian="36pt" style:font-size-complex="36pt"/>
    </style:style>
    <style:style style:name="T11" style:family="text">
      <style:text-properties fo:color="#996633" fo:font-family="'DejaVu Sans Mono'" style:font-family-generic="swiss" style:font-pitch="fixed" fo:font-size="36pt" style:font-size-asian="36pt" style:font-size-complex="36pt"/>
    </style:style>
    <style:style style:name="T12" style:family="text">
      <style:text-properties style:use-window-font-color="true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style:style style:name="T13" style:family="text">
      <style:text-properties fo:color="#996633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style:style style:name="T14" style:family="text">
      <style:text-properties style:use-window-font-color="true" fo:font-family="'DejaVu Sans'" style:font-family-generic="swiss" style:font-pitch="variable" fo:font-size="96pt" style:font-size-asian="96pt" style:font-size-complex="96pt"/>
    </style:style>
    <style:style style:name="T15" style:family="text">
      <style:text-properties fo:font-family="'DejaVu Sans Mono'" style:font-family-generic="swiss" style:font-pitch="fixed" fo:font-size="96pt" style:font-size-asian="96pt" style:font-size-complex="96pt"/>
    </style:style>
    <style:style style:name="T16" style:family="text">
      <style:text-properties style:use-window-font-color="true" fo:font-family="'DejaVu Sans Mono'" style:font-family-generic="swiss" style:font-pitch="fixed" fo:font-size="320pt" fo:font-weight="bold" style:font-size-asian="320pt" style:font-weight-asian="bold" style:font-size-complex="3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119cm" svg:height="8.464cm" svg:x="1.27cm" svg:y="9.96cm">
          <draw:text-box>
            <text:p text:style-name="P1"><text:span text:style-name="T1">Sca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6.15cm" svg:height="9.45cm" svg:x="5.715cm" svg:y="2.54cm">
          <draw:text-box>
            <text:p text:style-name="P2"><text:span text:style-name="T2">l</text:span></text:p>
          </draw:text-box>
        </draw:frame>
        <draw:frame draw:style-name="gr1" draw:text-style-name="P2" draw:layer="layout" svg:width="13.335cm" svg:height="9.45cm" svg:x="13.6cm" svg:y="10.035cm">
          <draw:text-box>
            <text:p text:style-name="P2"><text:span text:style-name="T2">O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3" draw:layer="layout" svg:width="23.487cm" svg:height="1.729cm" svg:x="2.252cm" svg:y="6.35cm">
          <draw:text-box>
            <text:p text:style-name="P3"><text:span text:style-name="T3">class</text:span><text:span text:style-name="T4"> </text:span><text:span text:style-name="T5">Person</text:span><text:span text:style-name="T4">(</text:span><text:span text:style-name="T3">val</text:span><text:span text:style-name="T4"> </text:span><text:span text:style-name="T6">name</text:span><text:span text:style-name="T4">: </text:span><text:span text:style-name="T5">String</text:span><text:span text:style-name="T4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4" draw:layer="layout" svg:width="8.147cm" svg:height="5.179cm" svg:x="5.715cm" svg:y="4.116cm">
          <draw:text-box>
            <text:p text:style-name="P4"><text:span text:style-name="T7">val</text:span></text:p>
          </draw:text-box>
        </draw:frame>
        <draw:frame draw:style-name="gr4" draw:text-style-name="P5" draw:layer="layout" svg:width="8.147cm" svg:height="5.179cm" svg:x="15.84cm" svg:y="11.774cm">
          <draw:text-box>
            <text:p text:style-name="P5"><text:span text:style-name="T8">va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6" draw:layer="layout" svg:width="23.487cm" svg:height="1.73cm" svg:x="2.252cm" svg:y="6.325cm">
          <draw:text-box>
            <text:p text:style-name="P6"><text:span text:style-name="T9">(</text:span><text:span text:style-name="T10">x</text:span><text:span text:style-name="T9">: </text:span><text:span text:style-name="T11">Int</text:span><text:span text:style-name="T9">, </text:span><text:span text:style-name="T10">y</text:span><text:span text:style-name="T9">: </text:span><text:span text:style-name="T11">Int</text:span><text:span text:style-name="T9">) =&gt; </text:span><text:span text:style-name="T10">x</text:span><text:span text:style-name="T9"> + </text:span><text:span text:style-name="T10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7" draw:layer="layout" svg:width="14.605cm" svg:height="13.396cm" svg:x="6.693cm" svg:y="2.245cm">
          <draw:text-box>
            <text:p text:style-name="P7"><text:span text:style-name="T12">: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8" draw:layer="layout" svg:width="14.605cm" svg:height="13.396cm" svg:x="6.693cm" svg:y="2.245cm">
          <draw:text-box>
            <text:p text:style-name="P8"><text:span text:style-name="T13">: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10" draw:layer="layout" svg:width="15.71cm" svg:height="4.196cm" svg:x="1.37cm" svg:y="4.789cm">
          <draw:text-box>
            <text:p text:style-name="P10"><text:span text:style-name="T14">mutable</text:span></text:p>
          </draw:text-box>
        </draw:frame>
        <draw:frame draw:style-name="gr7" draw:text-style-name="P10" draw:layer="layout" svg:width="20.32cm" svg:height="4.196cm" svg:x="6.82cm" svg:y="12.449cm">
          <draw:text-box>
            <text:p text:style-name="P10"><text:span text:style-name="T14">immuta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3" draw:layer="layout" svg:width="17.359cm" svg:height="1.729cm" svg:x="2.54cm" svg:y="5.891cm">
          <draw:text-box>
            <text:p text:style-name="P3"><text:span text:style-name="T3">object</text:span><text:span text:style-name="T4"> </text:span><text:span text:style-name="T5">SingletonObject</text:span></text:p>
          </draw:text-box>
        </draw:frame>
        <draw:frame draw:style-name="gr4" draw:text-style-name="P3" draw:layer="layout" svg:width="17.359cm" svg:height="1.729cm" svg:x="8.89cm" svg:y="13.511cm">
          <draw:text-box>
            <text:p text:style-name="P3"><text:span text:style-name="T3">object</text:span><text:span text:style-name="T4"> </text:span><text:span text:style-name="T5">CompanionObjec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11" draw:layer="layout" svg:width="23.487cm" svg:height="12.086cm" svg:x="2.252cm" svg:y="4.825cm">
          <draw:text-box>
            <text:p text:style-name="P11"><text:span text:style-name="T15">(1).+(2)</text:span></text:p>
            <text:p text:style-name="P11"><text:span text:style-name="T15"/></text:p>
            <text:p text:style-name="P11"><text:span text:style-name="T15">1 +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12" draw:layer="layout" svg:width="14.099cm" svg:height="13.397cm" svg:x="6.946cm" svg:y="2.37cm">
          <draw:text-box>
            <text:p text:style-name="P12"><text:span text:style-name="T16">=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0" draw:text-style-name="P10" draw:layer="layout" svg:width="14.523cm" svg:height="4.197cm" svg:x="2.61cm" svg:y="4.98cm">
          <draw:text-box>
            <text:p text:style-name="P10"><text:span text:style-name="T14">Trai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3"/>
      <draw:page-thumbnail draw:layer="backgroundobjects" svg:width="9.294cm" svg:height="6.974cm" svg:x="1cm" svg:y="10.481cm" draw:page-number="4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8T21:26:59</meta:creation-date>
    <meta:editing-duration>PT01H09M14S</meta:editing-duration>
    <meta:editing-cycles>21</meta:editing-cycles>
    <dc:date>2009-10-08T22:35:47</dc:date>
    <meta:generator>OpenOffice.org/3.0$Unix OpenOffice.org_project/300m15$Build-9379</meta:generator>
    <meta:document-statistic meta:object-count="61"/>
  </office:meta>
</office:document-meta>
</file>